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C40000057BD87696812D696862.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Gill Sans Nova" svg:font-family="'Gill Sans Nova'"/>
    <style:font-face style:name="Gill Sans Nova1" svg:font-family="'Gill Sans Nov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family-generic="modern" style:font-pitch="variable"/>
    <style:font-face style:name="Open Sans3" svg:font-family="'Open Sans'" style:font-family-generic="modern" style:font-pitch="fixed"/>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85cm, 0cm, 0.085cm)" draw:image-opacity="100%" style:mirror="none"/>
    </style:style>
    <style:style style:name="gr2" style:family="graphic" style:parent-style-name="standard">
      <style:graphic-properties draw:stroke="none" svg:stroke-width="0.071cm"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26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4" style:family="graphic">
      <style:graphic-properties style:protect="size"/>
    </style:style>
    <style:style style:name="pr1" style:family="presentation" style:parent-style-name="_31__5f_Title_20_Slide-title">
      <style:graphic-properties draw:stroke="none" svg:stroke-width="0cm" draw:fill="none" draw:textarea-vertical-align="bottom" draw:auto-grow-height="false" draw:fit-to-size="false" style:shrink-to-fit="false" fo:min-height="3.181cm" fo:padding-top="0.169cm" fo:padding-bottom="0.169cm" fo:padding-left="0.339cm" fo:padding-right="0.339cm" fo:wrap-option="wrap"/>
      <style:paragraph-properties style:writing-mode="lr-tb"/>
    </style:style>
    <style:style style:name="pr2" style:family="presentation" style:parent-style-name="_31__5f_Title_20_Slide-subtitle">
      <style:graphic-properties draw:stroke="none" svg:stroke-width="0cm" draw:fill="none" draw:fill-color="#ffffff" draw:textarea-vertical-align="top" draw:auto-grow-height="false" draw:fit-to-size="false" style:shrink-to-fit="false" fo:min-height="11.049cm" fo:padding-top="0.169cm" fo:padding-bottom="0.169cm" fo:padding-left="0.339cm" fo:padding-right="0.339cm" fo:wrap-option="wrap"/>
      <style:paragraph-properties style:writing-mode="lr-tb"/>
    </style:style>
    <style:style style:name="pr3" style:family="presentation" style:parent-style-name="_31__5f_Title_20_Slide-notes">
      <style:graphic-properties draw:fill-color="#ffffff" fo:min-height="12.572cm"/>
      <style:paragraph-properties style:writing-mode="lr-tb"/>
    </style:style>
    <style:style style:name="pr4"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2.572cm"/>
      <style:paragraph-properties style:writing-mode="lr-tb"/>
    </style:style>
    <style:style style:name="pr8"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4"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8" style:family="presentation" style:parent-style-name="Title_20_and_20_Content-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Title_20_and_20_Content-outline1" style:list-style-name="L5">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gradient" draw:fill-gradient-name="Gradient_20_1" draw:opacity-name="msTransGradient_20_1"/>
      <style:paragraph-properties fo:text-align="center" style:font-independent-line-spacing="true"/>
      <style:text-properties fo:font-size="24pt"/>
    </style:style>
    <style:style style:name="P3" style:family="paragraph">
      <style:paragraph-properties fo:margin-top="0cm" fo:margin-bottom="0cm" fo:line-height="10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solid" draw:fill-color="#ffffff"/>
      <style:paragraph-properties fo:text-align="start" style:font-independent-line-spacing="true"/>
      <style:text-properties fo:font-size="24pt"/>
    </style:style>
    <style:style style:name="P8" style:family="paragraph">
      <loext:graphic-properties draw:fill-color="#ffffff"/>
    </style:style>
    <style:style style:name="P9"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1c2432" loext:opacity="100%" style:text-line-through-style="none" style:text-line-through-type="none" style:text-position="0% 100%" style:font-name="Gill Sans Nova" fo:font-size="54pt" fo:letter-spacing="normal" fo:font-style="normal" style:text-underline-style="none" fo:font-weight="normal" fo:background-color="transparent" style:font-size-asian="54pt" style:font-style-asian="normal" style:font-weight-asian="normal" style:font-size-complex="54pt" style:font-style-complex="normal" style:font-weight-complex="normal" fo:hyphenate="false"/>
    </style:style>
    <style:style style:name="P1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1c2432" loext:opacity="100%" style:text-line-through-style="none" style:text-line-through-type="none" style:text-position="0% 100%" style:font-name="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0pt" style:font-size-asian="14pt" style:font-size-complex="14pt"/>
    </style:style>
    <style:style style:name="T1" style:family="text">
      <style:text-properties fo:font-variant="normal" fo:text-transform="none" fo:color="#ffffff" loext:opacity="100%" style:text-line-through-style="none" style:text-line-through-type="none" style:text-position="0% 100%" style:font-name="Open Sans1" fo:font-size="66pt" fo:letter-spacing="normal" fo:language="en" fo:country="IN" fo:font-style="normal" style:text-underline-style="none" fo:font-weight="bold" fo:background-color="transparent" style:font-name-asian="Open Sans3" style:font-size-asian="66pt" style:font-style-asian="normal" style:font-weight-asian="bold" style:font-name-complex="Open Sans1" style:font-size-complex="66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Open Sans1" fo:font-size="24pt" fo:letter-spacing="0.176cm" fo:language="en" fo:country="IN" fo:font-style="normal" style:text-underline-style="none" fo:font-weight="normal" fo:background-color="transparent" style:font-name-asian="Open Sans3" style:font-size-asian="24pt" style:font-style-asian="normal" style:font-weight-asian="normal" style:font-name-complex="Open Sans1" style:font-size-complex="24pt" style:font-style-complex="normal" style:font-weight-complex="normal"/>
    </style:style>
    <style:style style:name="T3" style:family="text">
      <style:text-properties fo:font-variant="normal" fo:text-transform="none" fo:color="#8b8b8b" loext:opacity="100%"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itle" draw:style-name="dp1" draw:master-page-name="_31__5f_Title_20_Slide">
        <draw:frame draw:name="Picture Placeholder 6" draw:style-name="gr1" draw:text-style-name="P1" draw:layer="layout" svg:width="33.857cm" svg:height="19.049cm" svg:x="0cm" svg:y="0cm">
          <draw:image xlink:href="Pictures/10000000000009C40000057BD87696812D696862.jpg" xlink:type="simple" xlink:show="embed" xlink:actuate="onLoad" draw:mime-type="image/jpeg">
            <text:p/>
          </draw:image>
        </draw:frame>
        <draw:custom-shape draw:name="Rectangle 10" draw:style-name="gr2" draw:text-style-name="P2" draw:layer="layout" svg:width="33.85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1" draw:text-style-name="P4" draw:layer="layout" svg:width="28.778cm" svg:height="3.733cm" svg:x="5.96cm" svg:y="7.959cm" presentation:class="title" presentation:user-transformed="true">
          <draw:text-box>
            <text:p text:style-name="P3"><text:span text:style-name="T1">Title</text:span></text:p>
          </draw:text-box>
        </draw:frame>
        <draw:frame draw:name="Subtitle 3" presentation:style-name="pr2" draw:text-style-name="P6" draw:layer="layout" svg:width="28.843cm" svg:height="2.122cm" svg:x="5.928cm" svg:y="11.546cm" presentation:class="subtitle" presentation:user-transformed="true">
          <draw:text-box>
            <text:p text:style-name="P5"><text:span text:style-name="T2">Team</text:span></text:p>
          </draw:text-box>
        </draw:frame>
        <draw:g draw:name="Group 25">
          <draw:custom-shape draw:name="Freeform 5" draw:style-name="gr3" draw:text-style-name="P7" draw:layer="layout" svg:width="2.249cm" svg:height="1.942cm" svg:x="2.764cm" svg:y="8.785cm">
            <text:p/>
            <draw:enhanced-geometry draw:mirror-horizontal="false" draw:mirror-vertical="false" drawooo:sub-view-size="4899 4242" draw:text-areas="0 0 ?f112 ?f113" svg:viewBox="0 0 0 0" draw:type="ooxml-non-primitive" draw:enhanced-path="M 4811 2939 C 3396 2939 3396 2939 3396 2939 3396 2739 3396 2739 3396 2739 3778 2739 3778 2739 3778 2739 3826 2739 3866 2700 3866 2651 3866 2603 3826 2563 3778 2563 3396 2563 3396 2563 3396 2563 3396 2363 3396 2363 3396 2363 3661 2363 3661 2363 3661 2363 3760 2363 3853 2325 3922 2255 4500 1677 4500 1677 4500 1677 4538 1696 4580 1706 4623 1706 4697 1706 4766 1677 4818 1625 4870 1573 4899 1504 4899 1430 4899 1356 4870 1287 4818 1235 4766 1183 4697 1154 4623 1154 4550 1154 4480 1183 4428 1235 4376 1287 4347 1356 4347 1430 4347 1473 4357 1515 4376 1553 3798 2131 3798 2131 3798 2131 3762 2167 3713 2188 3661 2188 3396 2188 3396 2188 3396 2188 3396 1994 3396 1994 3396 1994 3396 1738 3188 1530 2932 1530 2738 1530 2738 1530 2738 1530 2738 752 2738 752 2738 752 2847 715 2926 612 2926 491 2926 339 2803 215 2651 215 2498 215 2375 339 2375 491 2375 612 2454 715 2563 752 2563 1530 2563 1530 2563 1530 2363 1530 2363 1530 2363 1530 2363 1148 2363 1148 2363 1148 2363 1100 2323 1060 2275 1060 2226 1060 2187 1100 2187 1148 2187 1530 2187 1530 2187 1530 1987 1530 1987 1530 1987 1530 1987 115 1987 115 1987 115 1987 66 1948 27 1899 27 1850 27 1811 66 1811 115 1811 1530 1811 1530 1811 1530 1611 1530 1611 1530 1611 1530 1611 1148 1611 1148 1611 1148 1611 1100 1572 1060 1523 1060 1475 1060 1435 1100 1435 1148 1435 1530 1435 1530 1435 1530 1235 1530 1235 1530 1235 1530 1235 1265 1235 1265 1235 1265 1235 1166 1197 1073 1127 1004 549 425 549 425 549 425 600 322 583 194 497 108 390 0 215 0 107 108 0 215 0 390 107 498 161 552 231 578 302 578 344 578 386 569 425 550 1003 1128 1003 1128 1003 1128 1039 1164 1060 1213 1060 1265 1060 1530 1060 1530 1060 1530 866 1530 866 1530 866 1530 826 1530 787 1535 750 1545 703 1557 675 1605 687 1652 699 1699 747 1727 794 1715 817 1709 841 1706 866 1706 2932 1706 2932 1706 2932 1706 3091 1706 3220 1835 3220 1994 3220 4060 3220 4060 3220 4060 3220 4085 3217 4109 3211 4132 3199 4179 3227 4227 3274 4239 3282 4241 3289 4242 3296 4242 3335 4242 3371 4216 3381 4176 3391 4138 3396 4099 3396 4060 3396 3866 3396 3866 3396 3866 4174 3866 4174 3866 4174 3866 4211 3975 4314 4054 4435 4054 4587 4054 4711 3931 4711 3778 4711 3626 4587 3503 4435 3503 4314 3503 4211 3582 4174 3691 3396 3691 3396 3691 3396 3691 3396 3491 3396 3491 3396 3491 3778 3491 3778 3491 3778 3491 3826 3491 3866 3451 3866 3403 3866 3354 3826 3315 3778 3315 3396 3315 3396 3315 3396 3315 3396 3115 3396 3115 3396 3115 4811 3115 4811 3115 4811 3115 4860 3115 4899 3076 4899 3027 4899 2978 4860 2939 4811 2939 Z M 4553 1359 C 4571 1340 4597 1330 4623 1330 4650 1330 4675 1340 4694 1359 4713 1378 4723 1403 4723 1430 4723 1457 4713 1482 4694 1501 4675 1520 4650 1530 4623 1530 4597 1530 4571 1520 4553 1501 4534 1482 4523 1457 4523 1430 4523 1403 4534 1378 4553 1359 Z M 373 373 C 334 412 270 412 231 373 192 334 192 271 231 232 251 213 276 203 302 203 328 203 353 213 373 232 412 271 412 335 373 373 Z M 2651 591 C 2595 591 2551 546 2551 491 2551 436 2595 391 2651 391 2706 391 2750 436 2750 491 2750 546 2706 591 2651 591 Z M 4435 3679 C 4490 3679 4535 3723 4535 3779 4535 3834 4490 3878 4435 3878 4380 3878 4335 3834 4335 3779 4335 3723 4380 3679 4435 3679 Z N">
              <draw:equation draw:name="f0" draw:formula="3396*logwidth/4899"/>
              <draw:equation draw:name="f1" draw:formula="2939*logheight/4242"/>
              <draw:equation draw:name="f2" draw:formula="3778*logwidth/4899"/>
              <draw:equation draw:name="f3" draw:formula="2739*logheight/4242"/>
              <draw:equation draw:name="f4" draw:formula="3778*logwidth/4899"/>
              <draw:equation draw:name="f5" draw:formula="2563*logheight/4242"/>
              <draw:equation draw:name="f6" draw:formula="3396*logwidth/4899"/>
              <draw:equation draw:name="f7" draw:formula="2363*logheight/4242"/>
              <draw:equation draw:name="f8" draw:formula="3922*logwidth/4899"/>
              <draw:equation draw:name="f9" draw:formula="2255*logheight/4242"/>
              <draw:equation draw:name="f10" draw:formula="4623*logwidth/4899"/>
              <draw:equation draw:name="f11" draw:formula="1706*logheight/4242"/>
              <draw:equation draw:name="f12" draw:formula="4899*logwidth/4899"/>
              <draw:equation draw:name="f13" draw:formula="1430*logheight/4242"/>
              <draw:equation draw:name="f14" draw:formula="4623*logwidth/4899"/>
              <draw:equation draw:name="f15" draw:formula="1154*logheight/4242"/>
              <draw:equation draw:name="f16" draw:formula="4347*logwidth/4899"/>
              <draw:equation draw:name="f17" draw:formula="1430*logheight/4242"/>
              <draw:equation draw:name="f18" draw:formula="3798*logwidth/4899"/>
              <draw:equation draw:name="f19" draw:formula="2131*logheight/4242"/>
              <draw:equation draw:name="f20" draw:formula="3396*logwidth/4899"/>
              <draw:equation draw:name="f21" draw:formula="2188*logheight/4242"/>
              <draw:equation draw:name="f22" draw:formula="2932*logwidth/4899"/>
              <draw:equation draw:name="f23" draw:formula="1530*logheight/4242"/>
              <draw:equation draw:name="f24" draw:formula="2738*logwidth/4899"/>
              <draw:equation draw:name="f25" draw:formula="752*logheight/4242"/>
              <draw:equation draw:name="f26" draw:formula="2651*logwidth/4899"/>
              <draw:equation draw:name="f27" draw:formula="215*logheight/4242"/>
              <draw:equation draw:name="f28" draw:formula="2563*logwidth/4899"/>
              <draw:equation draw:name="f29" draw:formula="752*logheight/4242"/>
              <draw:equation draw:name="f30" draw:formula="2363*logwidth/4899"/>
              <draw:equation draw:name="f31" draw:formula="1530*logheight/4242"/>
              <draw:equation draw:name="f32" draw:formula="2275*logwidth/4899"/>
              <draw:equation draw:name="f33" draw:formula="1060*logheight/4242"/>
              <draw:equation draw:name="f34" draw:formula="2187*logwidth/4899"/>
              <draw:equation draw:name="f35" draw:formula="1530*logheight/4242"/>
              <draw:equation draw:name="f36" draw:formula="1987*logwidth/4899"/>
              <draw:equation draw:name="f37" draw:formula="115*logheight/4242"/>
              <draw:equation draw:name="f38" draw:formula="1811*logwidth/4899"/>
              <draw:equation draw:name="f39" draw:formula="115*logheight/4242"/>
              <draw:equation draw:name="f40" draw:formula="1611*logwidth/4899"/>
              <draw:equation draw:name="f41" draw:formula="1530*logheight/4242"/>
              <draw:equation draw:name="f42" draw:formula="1523*logwidth/4899"/>
              <draw:equation draw:name="f43" draw:formula="1060*logheight/4242"/>
              <draw:equation draw:name="f44" draw:formula="1435*logwidth/4899"/>
              <draw:equation draw:name="f45" draw:formula="1530*logheight/4242"/>
              <draw:equation draw:name="f46" draw:formula="1235*logwidth/4899"/>
              <draw:equation draw:name="f47" draw:formula="1265*logheight/4242"/>
              <draw:equation draw:name="f48" draw:formula="549*logwidth/4899"/>
              <draw:equation draw:name="f49" draw:formula="425*logheight/4242"/>
              <draw:equation draw:name="f50" draw:formula="107*logwidth/4899"/>
              <draw:equation draw:name="f51" draw:formula="108*logheight/4242"/>
              <draw:equation draw:name="f52" draw:formula="302*logwidth/4899"/>
              <draw:equation draw:name="f53" draw:formula="578*logheight/4242"/>
              <draw:equation draw:name="f54" draw:formula="1003*logwidth/4899"/>
              <draw:equation draw:name="f55" draw:formula="1128*logheight/4242"/>
              <draw:equation draw:name="f56" draw:formula="1060*logwidth/4899"/>
              <draw:equation draw:name="f57" draw:formula="1530*logheight/4242"/>
              <draw:equation draw:name="f58" draw:formula="750*logwidth/4899"/>
              <draw:equation draw:name="f59" draw:formula="1545*logheight/4242"/>
              <draw:equation draw:name="f60" draw:formula="794*logwidth/4899"/>
              <draw:equation draw:name="f61" draw:formula="1715*logheight/4242"/>
              <draw:equation draw:name="f62" draw:formula="2932*logwidth/4899"/>
              <draw:equation draw:name="f63" draw:formula="1706*logheight/4242"/>
              <draw:equation draw:name="f64" draw:formula="3220*logwidth/4899"/>
              <draw:equation draw:name="f65" draw:formula="4060*logheight/4242"/>
              <draw:equation draw:name="f66" draw:formula="3274*logwidth/4899"/>
              <draw:equation draw:name="f67" draw:formula="4239*logheight/4242"/>
              <draw:equation draw:name="f68" draw:formula="3381*logwidth/4899"/>
              <draw:equation draw:name="f69" draw:formula="4176*logheight/4242"/>
              <draw:equation draw:name="f70" draw:formula="3396*logwidth/4899"/>
              <draw:equation draw:name="f71" draw:formula="3866*logheight/4242"/>
              <draw:equation draw:name="f72" draw:formula="4435*logwidth/4899"/>
              <draw:equation draw:name="f73" draw:formula="4054*logheight/4242"/>
              <draw:equation draw:name="f74" draw:formula="4435*logwidth/4899"/>
              <draw:equation draw:name="f75" draw:formula="3503*logheight/4242"/>
              <draw:equation draw:name="f76" draw:formula="3396*logwidth/4899"/>
              <draw:equation draw:name="f77" draw:formula="3691*logheight/4242"/>
              <draw:equation draw:name="f78" draw:formula="3778*logwidth/4899"/>
              <draw:equation draw:name="f79" draw:formula="3491*logheight/4242"/>
              <draw:equation draw:name="f80" draw:formula="3778*logwidth/4899"/>
              <draw:equation draw:name="f81" draw:formula="3315*logheight/4242"/>
              <draw:equation draw:name="f82" draw:formula="3396*logwidth/4899"/>
              <draw:equation draw:name="f83" draw:formula="3115*logheight/4242"/>
              <draw:equation draw:name="f84" draw:formula="4899*logwidth/4899"/>
              <draw:equation draw:name="f85" draw:formula="3027*logheight/4242"/>
              <draw:equation draw:name="f86" draw:formula="4553*logwidth/4899"/>
              <draw:equation draw:name="f87" draw:formula="1359*logheight/4242"/>
              <draw:equation draw:name="f88" draw:formula="4694*logwidth/4899"/>
              <draw:equation draw:name="f89" draw:formula="1359*logheight/4242"/>
              <draw:equation draw:name="f90" draw:formula="4694*logwidth/4899"/>
              <draw:equation draw:name="f91" draw:formula="1501*logheight/4242"/>
              <draw:equation draw:name="f92" draw:formula="4553*logwidth/4899"/>
              <draw:equation draw:name="f93" draw:formula="1501*logheight/4242"/>
              <draw:equation draw:name="f94" draw:formula="4553*logwidth/4899"/>
              <draw:equation draw:name="f95" draw:formula="1359*logheight/4242"/>
              <draw:equation draw:name="f96" draw:formula="231*logwidth/4899"/>
              <draw:equation draw:name="f97" draw:formula="373*logheight/4242"/>
              <draw:equation draw:name="f98" draw:formula="302*logwidth/4899"/>
              <draw:equation draw:name="f99" draw:formula="203*logheight/4242"/>
              <draw:equation draw:name="f100" draw:formula="373*logwidth/4899"/>
              <draw:equation draw:name="f101" draw:formula="373*logheight/4242"/>
              <draw:equation draw:name="f102" draw:formula="2551*logwidth/4899"/>
              <draw:equation draw:name="f103" draw:formula="491*logheight/4242"/>
              <draw:equation draw:name="f104" draw:formula="2750*logwidth/4899"/>
              <draw:equation draw:name="f105" draw:formula="491*logheight/4242"/>
              <draw:equation draw:name="f106" draw:formula="4435*logwidth/4899"/>
              <draw:equation draw:name="f107" draw:formula="3679*logheight/4242"/>
              <draw:equation draw:name="f108" draw:formula="4435*logwidth/4899"/>
              <draw:equation draw:name="f109" draw:formula="3878*logheight/4242"/>
              <draw:equation draw:name="f110" draw:formula="4435*logwidth/4899"/>
              <draw:equation draw:name="f111" draw:formula="3679*logheight/4242"/>
              <draw:equation draw:name="f112" draw:formula="logwidth"/>
              <draw:equation draw:name="f113" draw:formula="logheight"/>
            </draw:enhanced-geometry>
          </draw:custom-shape>
          <draw:custom-shape draw:name="Freeform 6" draw:style-name="gr3" draw:text-style-name="P7" draw:layer="layout" svg:width="2.249cm" svg:height="1.934cm" svg:x="2.258cm" svg:y="9.611cm">
            <text:p/>
            <draw:enhanced-geometry draw:mirror-horizontal="false" draw:mirror-vertical="false" drawooo:sub-view-size="4899 4224" draw:text-areas="0 0 ?f110 ?f111" svg:viewBox="0 0 0 0" draw:type="ooxml-non-primitive" draw:enhanced-path="M 4792 3753 C 4706 3667 4578 3650 4474 3701 3896 3123 3896 3123 3896 3123 3860 3087 3839 3038 3839 2986 3839 2721 3839 2721 3839 2721 4033 2721 4033 2721 4033 2721 4073 2721 4111 2716 4149 2706 4196 2694 4224 2646 4212 2599 4200 2552 4152 2524 4105 2536 4082 2542 4058 2545 4033 2545 1967 2545 1967 2545 1967 2545 1808 2545 1679 2416 1679 2257 1679 191 1679 191 1679 191 1679 166 1682 142 1688 119 1700 72 1672 24 1625 12 1578 0 1530 28 1518 75 1508 112 1503 151 1503 191 1503 385 1503 385 1503 385 725 385 725 385 725 385 688 276 585 197 464 197 312 197 188 320 188 472 188 625 312 748 464 748 585 748 688 669 725 560 1503 560 1503 560 1503 560 1503 760 1503 760 1503 760 1121 760 1121 760 1121 760 1073 760 1033 800 1033 848 1033 897 1073 936 1121 936 1503 936 1503 936 1503 936 1503 1136 1503 1136 1503 1136 88 1136 88 1136 88 1136 39 1136 0 1175 0 1224 0 1273 39 1312 88 1312 1503 1312 1503 1312 1503 1312 1503 1512 1503 1512 1503 1512 1121 1512 1121 1512 1121 1512 1073 1512 1033 1551 1033 1600 1033 1648 1073 1688 1121 1688 1503 1688 1503 1688 1503 1688 1503 1888 1503 1888 1503 1888 1238 1888 1238 1888 1238 1888 1139 1888 1046 1926 977 1996 398 2574 398 2574 398 2574 361 2555 319 2545 276 2545 202 2545 133 2574 81 2626 29 2678 0 2747 0 2821 0 2895 29 2964 81 3016 133 3068 202 3097 276 3097 349 3097 419 3068 471 3016 523 2964 552 2895 552 2821 552 2778 542 2736 523 2698 1101 2120 1101 2120 1101 2120 1137 2084 1186 2063 1238 2063 1503 2063 1503 2063 1503 2063 1503 2257 1503 2257 1503 2257 1503 2513 1711 2721 1967 2721 2161 2721 2161 2721 2161 2721 2161 3499 2161 3499 2161 3499 2052 3536 1973 3639 1973 3760 1973 3912 2096 4036 2249 4036 2401 4036 2524 3912 2524 3760 2524 3639 2445 3536 2336 3499 2336 2721 2336 2721 2336 2721 2536 2721 2536 2721 2536 2721 2536 3103 2536 3103 2536 3103 2536 3151 2576 3191 2624 3191 2673 3191 2712 3151 2712 3103 2712 2721 2712 2721 2712 2721 2912 2721 2912 2721 2912 2721 2912 4136 2912 4136 2912 4136 2912 4185 2951 4224 3000 4224 3049 4224 3088 4185 3088 4136 3088 2721 3088 2721 3088 2721 3288 2721 3288 2721 3288 2721 3288 3103 3288 3103 3288 3103 3288 3151 3327 3191 3376 3191 3424 3191 3464 3151 3464 3103 3464 2721 3464 2721 3464 2721 3664 2721 3664 2721 3664 2721 3664 2986 3664 2986 3664 2986 3664 3085 3702 3178 3772 3247 4350 3826 4350 3826 4350 3826 4299 3929 4316 4057 4402 4143 4456 4197 4526 4224 4597 4224 4668 4224 4738 4197 4792 4143 4899 4036 4899 3861 4792 3753 Z M 464 572 C 409 572 364 528 364 472 364 417 409 373 464 373 519 373 564 417 564 472 564 528 519 572 464 572 Z M 346 2892 C 328 2911 302 2921 276 2921 249 2921 224 2911 205 2892 186 2873 176 2848 176 2821 176 2794 186 2769 205 2750 224 2731 249 2721 276 2721 302 2721 328 2731 346 2750 365 2769 376 2794 376 2821 376 2848 365 2873 346 2892 Z M 2348 3760 C 2348 3815 2304 3860 2248 3860 2193 3860 2148 3815 2148 3760 2148 3705 2193 3660 2248 3660 2304 3660 2348 3705 2348 3760 Z M 4668 4019 C 4629 4058 4565 4058 4526 4019 4487 3980 4487 3916 4526 3878 4546 3858 4571 3848 4597 3848 4623 3848 4648 3858 4668 3878 4707 3916 4707 3980 4668 4019 Z N">
              <draw:equation draw:name="f0" draw:formula="4474*logwidth/4899"/>
              <draw:equation draw:name="f1" draw:formula="3701*logheight/4224"/>
              <draw:equation draw:name="f2" draw:formula="3839*logwidth/4899"/>
              <draw:equation draw:name="f3" draw:formula="2986*logheight/4224"/>
              <draw:equation draw:name="f4" draw:formula="4033*logwidth/4899"/>
              <draw:equation draw:name="f5" draw:formula="2721*logheight/4224"/>
              <draw:equation draw:name="f6" draw:formula="4212*logwidth/4899"/>
              <draw:equation draw:name="f7" draw:formula="2599*logheight/4224"/>
              <draw:equation draw:name="f8" draw:formula="4033*logwidth/4899"/>
              <draw:equation draw:name="f9" draw:formula="2545*logheight/4224"/>
              <draw:equation draw:name="f10" draw:formula="1679*logwidth/4899"/>
              <draw:equation draw:name="f11" draw:formula="2257*logheight/4224"/>
              <draw:equation draw:name="f12" draw:formula="1688*logwidth/4899"/>
              <draw:equation draw:name="f13" draw:formula="119*logheight/4224"/>
              <draw:equation draw:name="f14" draw:formula="1518*logwidth/4899"/>
              <draw:equation draw:name="f15" draw:formula="75*logheight/4224"/>
              <draw:equation draw:name="f16" draw:formula="1503*logwidth/4899"/>
              <draw:equation draw:name="f17" draw:formula="385*logheight/4224"/>
              <draw:equation draw:name="f18" draw:formula="464*logwidth/4899"/>
              <draw:equation draw:name="f19" draw:formula="197*logheight/4224"/>
              <draw:equation draw:name="f20" draw:formula="464*logwidth/4899"/>
              <draw:equation draw:name="f21" draw:formula="748*logheight/4224"/>
              <draw:equation draw:name="f22" draw:formula="1503*logwidth/4899"/>
              <draw:equation draw:name="f23" draw:formula="560*logheight/4224"/>
              <draw:equation draw:name="f24" draw:formula="1121*logwidth/4899"/>
              <draw:equation draw:name="f25" draw:formula="760*logheight/4224"/>
              <draw:equation draw:name="f26" draw:formula="1121*logwidth/4899"/>
              <draw:equation draw:name="f27" draw:formula="936*logheight/4224"/>
              <draw:equation draw:name="f28" draw:formula="1503*logwidth/4899"/>
              <draw:equation draw:name="f29" draw:formula="1136*logheight/4224"/>
              <draw:equation draw:name="f30" draw:formula="0*logwidth/4899"/>
              <draw:equation draw:name="f31" draw:formula="1224*logheight/4224"/>
              <draw:equation draw:name="f32" draw:formula="1503*logwidth/4899"/>
              <draw:equation draw:name="f33" draw:formula="1312*logheight/4224"/>
              <draw:equation draw:name="f34" draw:formula="1121*logwidth/4899"/>
              <draw:equation draw:name="f35" draw:formula="1512*logheight/4224"/>
              <draw:equation draw:name="f36" draw:formula="1121*logwidth/4899"/>
              <draw:equation draw:name="f37" draw:formula="1688*logheight/4224"/>
              <draw:equation draw:name="f38" draw:formula="1503*logwidth/4899"/>
              <draw:equation draw:name="f39" draw:formula="1888*logheight/4224"/>
              <draw:equation draw:name="f40" draw:formula="977*logwidth/4899"/>
              <draw:equation draw:name="f41" draw:formula="1996*logheight/4224"/>
              <draw:equation draw:name="f42" draw:formula="276*logwidth/4899"/>
              <draw:equation draw:name="f43" draw:formula="2545*logheight/4224"/>
              <draw:equation draw:name="f44" draw:formula="0*logwidth/4899"/>
              <draw:equation draw:name="f45" draw:formula="2821*logheight/4224"/>
              <draw:equation draw:name="f46" draw:formula="276*logwidth/4899"/>
              <draw:equation draw:name="f47" draw:formula="3097*logheight/4224"/>
              <draw:equation draw:name="f48" draw:formula="552*logwidth/4899"/>
              <draw:equation draw:name="f49" draw:formula="2821*logheight/4224"/>
              <draw:equation draw:name="f50" draw:formula="1101*logwidth/4899"/>
              <draw:equation draw:name="f51" draw:formula="2120*logheight/4224"/>
              <draw:equation draw:name="f52" draw:formula="1503*logwidth/4899"/>
              <draw:equation draw:name="f53" draw:formula="2063*logheight/4224"/>
              <draw:equation draw:name="f54" draw:formula="1967*logwidth/4899"/>
              <draw:equation draw:name="f55" draw:formula="2721*logheight/4224"/>
              <draw:equation draw:name="f56" draw:formula="2161*logwidth/4899"/>
              <draw:equation draw:name="f57" draw:formula="3499*logheight/4224"/>
              <draw:equation draw:name="f58" draw:formula="2249*logwidth/4899"/>
              <draw:equation draw:name="f59" draw:formula="4036*logheight/4224"/>
              <draw:equation draw:name="f60" draw:formula="2336*logwidth/4899"/>
              <draw:equation draw:name="f61" draw:formula="3499*logheight/4224"/>
              <draw:equation draw:name="f62" draw:formula="2536*logwidth/4899"/>
              <draw:equation draw:name="f63" draw:formula="2721*logheight/4224"/>
              <draw:equation draw:name="f64" draw:formula="2624*logwidth/4899"/>
              <draw:equation draw:name="f65" draw:formula="3191*logheight/4224"/>
              <draw:equation draw:name="f66" draw:formula="2712*logwidth/4899"/>
              <draw:equation draw:name="f67" draw:formula="2721*logheight/4224"/>
              <draw:equation draw:name="f68" draw:formula="2912*logwidth/4899"/>
              <draw:equation draw:name="f69" draw:formula="4136*logheight/4224"/>
              <draw:equation draw:name="f70" draw:formula="3088*logwidth/4899"/>
              <draw:equation draw:name="f71" draw:formula="4136*logheight/4224"/>
              <draw:equation draw:name="f72" draw:formula="3288*logwidth/4899"/>
              <draw:equation draw:name="f73" draw:formula="2721*logheight/4224"/>
              <draw:equation draw:name="f74" draw:formula="3376*logwidth/4899"/>
              <draw:equation draw:name="f75" draw:formula="3191*logheight/4224"/>
              <draw:equation draw:name="f76" draw:formula="3464*logwidth/4899"/>
              <draw:equation draw:name="f77" draw:formula="2721*logheight/4224"/>
              <draw:equation draw:name="f78" draw:formula="3664*logwidth/4899"/>
              <draw:equation draw:name="f79" draw:formula="2986*logheight/4224"/>
              <draw:equation draw:name="f80" draw:formula="4350*logwidth/4899"/>
              <draw:equation draw:name="f81" draw:formula="3826*logheight/4224"/>
              <draw:equation draw:name="f82" draw:formula="4597*logwidth/4899"/>
              <draw:equation draw:name="f83" draw:formula="4224*logheight/4224"/>
              <draw:equation draw:name="f84" draw:formula="4792*logwidth/4899"/>
              <draw:equation draw:name="f85" draw:formula="3753*logheight/4224"/>
              <draw:equation draw:name="f86" draw:formula="364*logwidth/4899"/>
              <draw:equation draw:name="f87" draw:formula="472*logheight/4224"/>
              <draw:equation draw:name="f88" draw:formula="564*logwidth/4899"/>
              <draw:equation draw:name="f89" draw:formula="472*logheight/4224"/>
              <draw:equation draw:name="f90" draw:formula="346*logwidth/4899"/>
              <draw:equation draw:name="f91" draw:formula="2892*logheight/4224"/>
              <draw:equation draw:name="f92" draw:formula="205*logwidth/4899"/>
              <draw:equation draw:name="f93" draw:formula="2892*logheight/4224"/>
              <draw:equation draw:name="f94" draw:formula="205*logwidth/4899"/>
              <draw:equation draw:name="f95" draw:formula="2750*logheight/4224"/>
              <draw:equation draw:name="f96" draw:formula="346*logwidth/4899"/>
              <draw:equation draw:name="f97" draw:formula="2750*logheight/4224"/>
              <draw:equation draw:name="f98" draw:formula="346*logwidth/4899"/>
              <draw:equation draw:name="f99" draw:formula="2892*logheight/4224"/>
              <draw:equation draw:name="f100" draw:formula="2248*logwidth/4899"/>
              <draw:equation draw:name="f101" draw:formula="3860*logheight/4224"/>
              <draw:equation draw:name="f102" draw:formula="2248*logwidth/4899"/>
              <draw:equation draw:name="f103" draw:formula="3660*logheight/4224"/>
              <draw:equation draw:name="f104" draw:formula="4668*logwidth/4899"/>
              <draw:equation draw:name="f105" draw:formula="4019*logheight/4224"/>
              <draw:equation draw:name="f106" draw:formula="4526*logwidth/4899"/>
              <draw:equation draw:name="f107" draw:formula="3878*logheight/4224"/>
              <draw:equation draw:name="f108" draw:formula="4668*logwidth/4899"/>
              <draw:equation draw:name="f109" draw:formula="3878*logheight/4224"/>
              <draw:equation draw:name="f110" draw:formula="logwidth"/>
              <draw:equation draw:name="f111" draw:formula="logheight"/>
            </draw:enhanced-geometry>
          </draw:custom-shape>
          <draw:custom-shape draw:name="Freeform 7" draw:style-name="gr3" draw:text-style-name="P7" draw:layer="layout" svg:width="0.856cm" svg:height="0.94cm" svg:x="3.207cm" svg:y="9.702cm">
            <text:p/>
            <draw:enhanced-geometry draw:mirror-horizontal="false" draw:mirror-vertical="false" drawooo:sub-view-size="1866 2054" draw:text-areas="0 0 ?f80 ?f81" svg:viewBox="0 0 0 0" draw:type="ooxml-non-primitive" draw:enhanced-path="M 1866 792 C 1866 604 1729 445 1541 393 1546 370 1549 347 1549 322 1549 145 1391 0 1197 0 1092 0 998 42 933 109 868 42 774 0 669 0 475 0 317 145 317 322 317 347 320 370 325 393 137 445 0 604 0 792 0 884 32 971 92 1042 34 1118 0 1211 0 1309 0 1458 80 1598 211 1684 211 1684 211 1684 211 1685 211 1888 393 2054 616 2054 744 2054 859 1999 933 1914 1007 1999 1122 2054 1250 2054 1465 2054 1641 1901 1654 1707 1785 1632 1866 1499 1866 1356 1866 1250 1821 1150 1744 1074 1821 998 1866 898 1866 792 Z M 1555 1152 C 1640 1196 1691 1273 1691 1356 1691 1418 1662 1477 1613 1521 1567 1435 1485 1367 1382 1335 1336 1320 1286 1346 1272 1392 1257 1439 1283 1488 1329 1503 1419 1531 1479 1604 1479 1685 1479 1792 1376 1879 1250 1879 1124 1879 1021 1792 1021 1685 1021 1121 1021 1121 1021 1121 1021 1014 1124 927 1250 927 1299 927 1338 888 1338 839 1338 791 1299 751 1250 751 1165 751 1086 775 1021 816 1021 704 1021 704 1021 704 1021 656 981 616 933 616 884 616 845 656 845 704 845 1192 845 1192 845 1192 815 1173 783 1158 748 1147 702 1133 652 1158 638 1205 623 1251 649 1300 695 1315 785 1343 845 1416 845 1497 845 1685 845 1685 845 1685 845 1792 742 1879 616 1879 490 1879 387 1792 387 1685 387 1639 406 1594 441 1559 476 1525 476 1469 442 1435 408 1400 352 1400 318 1434 296 1455 278 1478 263 1503 208 1450 175 1381 175 1309 175 1179 278 1064 424 1031 471 1020 501 973 490 925 479 878 432 848 385 859 326 873 271 895 223 925 192 886 175 840 175 792 175 660 301 552 455 551 456 551 457 551 458 551 478 551 498 545 514 531 548 502 555 454 532 417 531 416 531 415 530 414 530 414 529 413 529 413 528 411 526 409 525 407 525 407 525 407 525 407 510 389 492 361 492 322 492 241 572 175 669 175 766 175 845 241 845 322 845 371 884 410 933 410 982 410 1021 371 1021 322 1021 241 1100 175 1197 175 1294 175 1373 241 1373 322 1373 344 1368 363 1360 378 1310 382 1262 395 1216 414 1171 433 1150 484 1169 529 1188 574 1240 595 1284 576 1322 560 1363 552 1406 551 1407 551 1408 551 1408 551 1409 551 1410 551 1411 551 1565 552 1691 660 1691 792 1691 875 1640 952 1555 996 1526 1011 1508 1041 1508 1074 1508 1107 1526 1136 1555 1152 Z N">
              <draw:equation draw:name="f0" draw:formula="1541*logwidth/1866"/>
              <draw:equation draw:name="f1" draw:formula="393*logheight/2054"/>
              <draw:equation draw:name="f2" draw:formula="1197*logwidth/1866"/>
              <draw:equation draw:name="f3" draw:formula="0*logheight/2054"/>
              <draw:equation draw:name="f4" draw:formula="669*logwidth/1866"/>
              <draw:equation draw:name="f5" draw:formula="0*logheight/2054"/>
              <draw:equation draw:name="f6" draw:formula="325*logwidth/1866"/>
              <draw:equation draw:name="f7" draw:formula="393*logheight/2054"/>
              <draw:equation draw:name="f8" draw:formula="92*logwidth/1866"/>
              <draw:equation draw:name="f9" draw:formula="1042*logheight/2054"/>
              <draw:equation draw:name="f10" draw:formula="211*logwidth/1866"/>
              <draw:equation draw:name="f11" draw:formula="1684*logheight/2054"/>
              <draw:equation draw:name="f12" draw:formula="616*logwidth/1866"/>
              <draw:equation draw:name="f13" draw:formula="2054*logheight/2054"/>
              <draw:equation draw:name="f14" draw:formula="1250*logwidth/1866"/>
              <draw:equation draw:name="f15" draw:formula="2054*logheight/2054"/>
              <draw:equation draw:name="f16" draw:formula="1866*logwidth/1866"/>
              <draw:equation draw:name="f17" draw:formula="1356*logheight/2054"/>
              <draw:equation draw:name="f18" draw:formula="1866*logwidth/1866"/>
              <draw:equation draw:name="f19" draw:formula="792*logheight/2054"/>
              <draw:equation draw:name="f20" draw:formula="1691*logwidth/1866"/>
              <draw:equation draw:name="f21" draw:formula="1356*logheight/2054"/>
              <draw:equation draw:name="f22" draw:formula="1382*logwidth/1866"/>
              <draw:equation draw:name="f23" draw:formula="1335*logheight/2054"/>
              <draw:equation draw:name="f24" draw:formula="1329*logwidth/1866"/>
              <draw:equation draw:name="f25" draw:formula="1503*logheight/2054"/>
              <draw:equation draw:name="f26" draw:formula="1250*logwidth/1866"/>
              <draw:equation draw:name="f27" draw:formula="1879*logheight/2054"/>
              <draw:equation draw:name="f28" draw:formula="1021*logwidth/1866"/>
              <draw:equation draw:name="f29" draw:formula="1121*logheight/2054"/>
              <draw:equation draw:name="f30" draw:formula="1338*logwidth/1866"/>
              <draw:equation draw:name="f31" draw:formula="839*logheight/2054"/>
              <draw:equation draw:name="f32" draw:formula="1021*logwidth/1866"/>
              <draw:equation draw:name="f33" draw:formula="816*logheight/2054"/>
              <draw:equation draw:name="f34" draw:formula="933*logwidth/1866"/>
              <draw:equation draw:name="f35" draw:formula="616*logheight/2054"/>
              <draw:equation draw:name="f36" draw:formula="845*logwidth/1866"/>
              <draw:equation draw:name="f37" draw:formula="1192*logheight/2054"/>
              <draw:equation draw:name="f38" draw:formula="638*logwidth/1866"/>
              <draw:equation draw:name="f39" draw:formula="1205*logheight/2054"/>
              <draw:equation draw:name="f40" draw:formula="845*logwidth/1866"/>
              <draw:equation draw:name="f41" draw:formula="1497*logheight/2054"/>
              <draw:equation draw:name="f42" draw:formula="616*logwidth/1866"/>
              <draw:equation draw:name="f43" draw:formula="1879*logheight/2054"/>
              <draw:equation draw:name="f44" draw:formula="441*logwidth/1866"/>
              <draw:equation draw:name="f45" draw:formula="1559*logheight/2054"/>
              <draw:equation draw:name="f46" draw:formula="318*logwidth/1866"/>
              <draw:equation draw:name="f47" draw:formula="1434*logheight/2054"/>
              <draw:equation draw:name="f48" draw:formula="175*logwidth/1866"/>
              <draw:equation draw:name="f49" draw:formula="1309*logheight/2054"/>
              <draw:equation draw:name="f50" draw:formula="490*logwidth/1866"/>
              <draw:equation draw:name="f51" draw:formula="925*logheight/2054"/>
              <draw:equation draw:name="f52" draw:formula="223*logwidth/1866"/>
              <draw:equation draw:name="f53" draw:formula="925*logheight/2054"/>
              <draw:equation draw:name="f54" draw:formula="455*logwidth/1866"/>
              <draw:equation draw:name="f55" draw:formula="551*logheight/2054"/>
              <draw:equation draw:name="f56" draw:formula="514*logwidth/1866"/>
              <draw:equation draw:name="f57" draw:formula="531*logheight/2054"/>
              <draw:equation draw:name="f58" draw:formula="530*logwidth/1866"/>
              <draw:equation draw:name="f59" draw:formula="414*logheight/2054"/>
              <draw:equation draw:name="f60" draw:formula="525*logwidth/1866"/>
              <draw:equation draw:name="f61" draw:formula="407*logheight/2054"/>
              <draw:equation draw:name="f62" draw:formula="492*logwidth/1866"/>
              <draw:equation draw:name="f63" draw:formula="322*logheight/2054"/>
              <draw:equation draw:name="f64" draw:formula="845*logwidth/1866"/>
              <draw:equation draw:name="f65" draw:formula="322*logheight/2054"/>
              <draw:equation draw:name="f66" draw:formula="1021*logwidth/1866"/>
              <draw:equation draw:name="f67" draw:formula="322*logheight/2054"/>
              <draw:equation draw:name="f68" draw:formula="1373*logwidth/1866"/>
              <draw:equation draw:name="f69" draw:formula="322*logheight/2054"/>
              <draw:equation draw:name="f70" draw:formula="1216*logwidth/1866"/>
              <draw:equation draw:name="f71" draw:formula="414*logheight/2054"/>
              <draw:equation draw:name="f72" draw:formula="1284*logwidth/1866"/>
              <draw:equation draw:name="f73" draw:formula="576*logheight/2054"/>
              <draw:equation draw:name="f74" draw:formula="1408*logwidth/1866"/>
              <draw:equation draw:name="f75" draw:formula="551*logheight/2054"/>
              <draw:equation draw:name="f76" draw:formula="1691*logwidth/1866"/>
              <draw:equation draw:name="f77" draw:formula="792*logheight/2054"/>
              <draw:equation draw:name="f78" draw:formula="1508*logwidth/1866"/>
              <draw:equation draw:name="f79" draw:formula="1074*logheight/2054"/>
              <draw:equation draw:name="f80" draw:formula="logwidth"/>
              <draw:equation draw:name="f81" draw:formula="logheight"/>
            </draw:enhanced-geometry>
          </draw:custom-shape>
        </draw:g>
        <presentation:notes draw:style-name="dp2">
          <draw:page-thumbnail draw:style-name="gr4"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1T11">
        <draw:frame draw:name="Title 1" presentation:style-name="pr4" draw:text-style-name="P9" draw:layer="layout" svg:width="29.6cm" svg:height="3.681cm" svg:x="2.158cm" svg:y="1.014cm" presentation:class="title" presentation:placeholder="true" presentation:user-transformed="true">
          <draw:text-box/>
        </draw:frame>
        <draw:frame draw:name="Content Placeholder 2" presentation:style-name="pr5"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4cm" svg:height="10.476cm" svg:x="1.482cm" svg:y="2.123cm" draw:page-number="2" presentation:class="page"/>
          <draw:frame presentation:style-name="pr7" draw:text-style-name="P8"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1T11">
        <draw:frame draw:name="Title 1" presentation:style-name="pr8" draw:text-style-name="P9" draw:layer="layout" svg:width="29.6cm" svg:height="3.681cm" svg:x="2.158cm" svg:y="1.014cm" presentation:class="title" presentation:placeholder="true" presentation:user-transformed="true">
          <draw:text-box/>
        </draw:frame>
        <draw:frame draw:name="Content Placeholder 2" presentation:style-name="pr9"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3" presentation:class="page"/>
          <draw:frame presentation:style-name="pr7" draw:text-style-name="P8"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1T11">
        <draw:frame draw:name="Title 1" presentation:style-name="pr10" draw:text-style-name="P9" draw:layer="layout" svg:width="29.6cm" svg:height="3.681cm" svg:x="2.158cm" svg:y="1.014cm" presentation:class="title" presentation:placeholder="true" presentation:user-transformed="true">
          <draw:text-box/>
        </draw:frame>
        <draw:frame draw:name="Content Placeholder 2" presentation:style-name="pr11"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4" presentation:class="page"/>
          <draw:frame presentation:style-name="pr7" draw:text-style-name="P8"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1T11">
        <draw:frame draw:name="Title 1" presentation:style-name="pr12" draw:text-style-name="P9" draw:layer="layout" svg:width="29.6cm" svg:height="3.681cm" svg:x="2.158cm" svg:y="1.014cm" presentation:class="title" presentation:placeholder="true" presentation:user-transformed="true">
          <draw:text-box/>
        </draw:frame>
        <draw:frame draw:name="Content Placeholder 2" presentation:style-name="pr13"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3" draw:master-page-name="Title_20_and_20_Content" presentation:presentation-page-layout-name="AL1T11">
        <draw:frame draw:name="Title 1" presentation:style-name="pr14" draw:text-style-name="P9" draw:layer="layout" svg:width="29.6cm" svg:height="3.681cm" svg:x="2.158cm" svg:y="1.014cm" presentation:class="title" presentation:placeholder="true" presentation:user-transformed="true">
          <draw:text-box/>
        </draw:frame>
        <draw:frame draw:name="Content Placeholder 2" presentation:style-name="pr15"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6" presentation:class="page"/>
          <draw:frame presentation:style-name="pr7" draw:text-style-name="P8"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1T11">
        <draw:frame draw:name="Title 1" presentation:style-name="pr16" draw:text-style-name="P9" draw:layer="layout" svg:width="29.6cm" svg:height="3.681cm" svg:x="2.158cm" svg:y="1.014cm" presentation:class="title" presentation:placeholder="true" presentation:user-transformed="true">
          <draw:text-box/>
        </draw:frame>
        <draw:frame draw:name="Content Placeholder 2" presentation:style-name="pr17"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7" presentation:class="page"/>
          <draw:frame presentation:style-name="pr7" draw:text-style-name="P8"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1T11">
        <draw:frame draw:name="Title 1" presentation:style-name="pr18" draw:text-style-name="P9" draw:layer="layout" svg:width="29.6cm" svg:height="3.681cm" svg:x="2.158cm" svg:y="1.014cm" presentation:class="title" presentation:placeholder="true" presentation:user-transformed="true">
          <draw:text-box/>
        </draw:frame>
        <draw:frame draw:name="Content Placeholder 2" presentation:style-name="pr19" draw:text-style-name="P10" draw:layer="layout" svg:width="24.021cm" svg:height="12.083cm" svg:x="2.158cm" svg:y="5.072cm" presentation:class="outline" presentation:placeholder="true" presentation:user-transformed="true">
          <draw:text-box/>
        </draw:frame>
        <draw:frame draw:name="Slide Number Placeholder 3" presentation:style-name="pr6" draw:text-style-name="P12" draw:layer="layout" svg:width="7.617cm" svg:height="0.647cm" svg:x="24.141cm" svg:y="18.023cm" presentation:class="page-number" presentation:user-transformed="true">
          <draw:text-box>
            <text:p text:style-name="P11"><text:span text:style-name="T3"><text:page-number>&lt;number&gt;</text:page-number></text:span></text:p>
          </draw:text-box>
        </draw:frame>
        <presentation:notes draw:style-name="dp2">
          <draw:page-thumbnail draw:style-name="gr4" draw:layer="layout" svg:width="18.62cm" svg:height="10.476cm" svg:x="1.484cm" svg:y="2.123cm" draw:page-number="8"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Calibri2" svg:font-family="Calibri" style:font-family-generic="swiss"/>
    <style:font-face style:name="DejaVu Sans" svg:font-family="'DejaVu Sans'" style:font-family-generic="system" style:font-pitch="variable"/>
    <style:font-face style:name="Gill Sans Nova" svg:font-family="'Gill Sans Nova'"/>
    <style:font-face style:name="Gill Sans Nova1" svg:font-family="'Gill Sans Nov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Open Sans" svg:font-family="'Open Sans'" style:font-family-generic="swiss"/>
    <style:font-face style:name="Open Sans1" svg:font-family="'Open Sans'" style:font-family-generic="swiss" style:font-pitch="variable"/>
    <style:font-face style:name="Open Sans2" svg:font-family="'Open Sans'" style:font-family-generic="modern" style:font-pitch="variable"/>
    <style:font-face style:name="Open Sans3" svg:font-family="'Open Sans'" style:font-family-generic="modern"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9c319f" draw:end-color="#c79c2f" draw:start-intensity="100%" draw:end-intensity="100%" draw:angle="45deg" draw:border="5%"/>
    <draw:gradient draw:name="Shapes" draw:style="rectangular" draw:cx="50%" draw:cy="50%" draw:start-color="#cccccc" draw:end-color="#ffffff" draw:start-intensity="100%" draw:end-intensity="100%" draw:angle="0deg" draw:border="0%"/>
    <draw:opacity draw:name="msTransGradient_20_1" draw:display-name="msTransGradient 1" draw:style="linear" draw:start="100%" draw:end="38%" draw:angle="45deg" draw:border="5%"/>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c2432"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1c2432" loext:opacity="100%" style:text-line-through-style="none" style:text-line-through-type="none" style:text-position="0% 100%" style:font-name="Calibri" fo:font-family="Calibri"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1c2432" loext:opacity="100%"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1c2432" loext:opacity="100%"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f1f0f3"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svg:stroke-linecap="butt" draw:fill="solid" draw:fill-color="#ead8a9" draw:opacity="50%"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svg:stroke-linecap="butt" draw:fill="solid" draw:fill-color="#f39e29" draw:opacity="50%"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svg:stroke-linecap="butt" draw:fill="solid" draw:fill-color="#d0e361" draw:opacity="50%"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solid" draw:fill-color="#67b22b" draw:opacity="50%"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svg:stroke-linecap="butt" draw:fill="solid" draw:fill-color="#e0c57d" draw:opacity="72%"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svg:stroke-linecap="butt" draw:fill="solid" draw:fill-color="#f39e29"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svg:stroke-linecap="butt" draw:fill="solid" draw:fill-color="#e3bebe" draw:opacity="28%"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stroke-linejoin="miter" svg:stroke-linecap="butt" draw:fill="solid" draw:fill-color="#67b22b"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35cm" draw:stroke-linejoin="miter" svg:stroke-linecap="butt" draw:fill="solid" draw:fill-color="#eff6ca"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35cm" draw:stroke-linejoin="miter" svg:stroke-linecap="butt" draw:fill="solid" draw:fill-color="#baadeb"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35cm" draw:stroke-linejoin="miter" svg:stroke-linecap="butt" draw:fill="solid" draw:fill-color="#73bbe7"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solid" draw:fill-color="#c39a2f"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svg:stroke-linecap="butt" draw:fill="solid" draw:fill-color="#c1e9a2"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_31__5f_Title_20_Slide-title">
      <style:graphic-properties draw:stroke="none" svg:stroke-width="0cm" draw:fill="none" draw:textarea-vertical-align="middle" draw:auto-grow-height="false" draw:fit-to-size="false" style:shrink-to-fit="false" fo:min-height="3.181cm" fo:padding-top="0.169cm" fo:padding-bottom="0.169cm" fo:padding-left="0.339cm" fo:padding-right="0.339cm" fo:wrap-option="wrap"/>
      <style:paragraph-properties style:writing-mode="lr-tb"/>
    </style:style>
    <style:style style:name="Mpr2" style:family="presentation" style:parent-style-name="_31__5f_Title_20_Slide-backgroundobjects">
      <style:graphic-properties draw:stroke="none" svg:stroke-width="0cm" draw:fill="none" draw:fill-color="#ffffff" draw:textarea-vertical-align="middle" draw:auto-grow-height="false" draw:fit-to-size="false" style:shrink-to-fit="false" fo:min-height="11.049cm" fo:padding-top="0.169cm" fo:padding-bottom="0.169cm" fo:padding-left="0.339cm" fo:padding-right="0.339cm" fo:wrap-option="wrap"/>
      <style:paragraph-properties style:writing-mode="lr-tb"/>
    </style:style>
    <style:style style:name="Mpr3" style:family="presentation" style:parent-style-name="_31__5f_Title_20_Slide-backgroundobjects">
      <style:graphic-properties draw:stroke="none" draw:fill="none" draw:fill-color="#ffffff" draw:auto-grow-height="false" fo:min-height="1.397cm"/>
      <style:paragraph-properties style:writing-mode="lr-tb"/>
    </style:style>
    <style:style style:name="Mpr4" style:family="presentation" style:parent-style-name="_31__5f_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66pt" fo:hyphenate="false"/>
    </style:style>
    <style:style style:name="MP6" style:family="paragraph">
      <loext:graphic-properties draw:fill="none"/>
      <style:paragraph-properties fo:text-align="start" style:font-independent-line-spacing="true"/>
      <style:text-properties fo:font-size="6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6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loext:graphic-properties draw:fill="solid" draw:fill-color="#ffffff"/>
      <style:paragraph-properties fo:text-align="center" style:font-independent-line-spacing="true"/>
      <style:text-properties fo:font-size="24pt"/>
    </style:style>
    <style:style style:name="MP11" style:family="paragraph">
      <loext:graphic-properties draw:fill="solid" draw:fill-color="#f1f0f3"/>
      <style:paragraph-properties fo:text-align="center" style:font-independent-line-spacing="true"/>
      <style:text-properties fo:font-size="24pt"/>
    </style:style>
    <style:style style:name="MP12" style:family="paragraph">
      <loext:graphic-properties draw:fill="solid" draw:fill-color="#ead8a9" draw:opacity="50%"/>
      <style:paragraph-properties fo:text-align="center" style:font-independent-line-spacing="true"/>
      <style:text-properties fo:font-size="24pt"/>
    </style:style>
    <style:style style:name="MP13" style:family="paragraph">
      <loext:graphic-properties draw:fill="solid" draw:fill-color="#f39e29" draw:opacity="50%"/>
      <style:paragraph-properties fo:text-align="center" style:font-independent-line-spacing="true"/>
      <style:text-properties fo:font-size="24pt"/>
    </style:style>
    <style:style style:name="MP14" style:family="paragraph">
      <loext:graphic-properties draw:fill="solid" draw:fill-color="#d0e361" draw:opacity="50%"/>
      <style:paragraph-properties fo:text-align="center" style:font-independent-line-spacing="true"/>
      <style:text-properties fo:font-size="24pt"/>
    </style:style>
    <style:style style:name="MP15" style:family="paragraph">
      <loext:graphic-properties draw:fill="solid" draw:fill-color="#67b22b" draw:opacity="50%"/>
      <style:paragraph-properties fo:text-align="center" style:font-independent-line-spacing="true"/>
      <style:text-properties fo:font-size="24pt"/>
    </style:style>
    <style:style style:name="MP16" style:family="paragraph">
      <loext:graphic-properties draw:fill="solid" draw:fill-color="#e0c57d" draw:opacity="72%"/>
      <style:paragraph-properties fo:text-align="center" style:font-independent-line-spacing="true"/>
      <style:text-properties fo:font-size="24pt"/>
    </style:style>
    <style:style style:name="MP17" style:family="paragraph">
      <loext:graphic-properties draw:fill="solid" draw:fill-color="#f39e29"/>
      <style:paragraph-properties fo:text-align="center" style:font-independent-line-spacing="true"/>
      <style:text-properties fo:font-size="24pt"/>
    </style:style>
    <style:style style:name="MP18" style:family="paragraph">
      <loext:graphic-properties draw:fill="solid" draw:fill-color="#e3bebe" draw:opacity="28%"/>
      <style:paragraph-properties fo:text-align="center" style:font-independent-line-spacing="true"/>
      <style:text-properties fo:font-size="24pt"/>
    </style:style>
    <style:style style:name="MP19" style:family="paragraph">
      <loext:graphic-properties draw:fill="solid" draw:fill-color="#67b22b"/>
      <style:paragraph-properties fo:text-align="center" style:font-independent-line-spacing="true"/>
      <style:text-properties fo:font-size="24pt"/>
    </style:style>
    <style:style style:name="MP20" style:family="paragraph">
      <loext:graphic-properties draw:fill="solid" draw:fill-color="#eff6ca"/>
      <style:paragraph-properties fo:text-align="center" style:font-independent-line-spacing="true"/>
      <style:text-properties fo:font-size="24pt"/>
    </style:style>
    <style:style style:name="MP21" style:family="paragraph">
      <loext:graphic-properties draw:fill="solid" draw:fill-color="#baadeb"/>
      <style:paragraph-properties fo:text-align="center" style:font-independent-line-spacing="true"/>
      <style:text-properties fo:font-size="24pt"/>
    </style:style>
    <style:style style:name="MP22" style:family="paragraph">
      <loext:graphic-properties draw:fill="solid" draw:fill-color="#73bbe7"/>
      <style:paragraph-properties fo:text-align="center" style:font-independent-line-spacing="true"/>
      <style:text-properties fo:font-size="24pt"/>
    </style:style>
    <style:style style:name="MP23" style:family="paragraph">
      <loext:graphic-properties draw:fill="solid" draw:fill-color="#c39a2f"/>
      <style:paragraph-properties fo:text-align="center" style:font-independent-line-spacing="true"/>
      <style:text-properties fo:font-size="24pt"/>
    </style:style>
    <style:style style:name="MP24" style:family="paragraph">
      <loext:graphic-properties draw:fill="solid" draw:fill-color="#c1e9a2"/>
      <style:paragraph-properties fo:text-align="center" style:font-independent-line-spacing="true"/>
      <style:text-properties fo:font-size="24pt"/>
    </style:style>
    <style:style style:name="MP25" style:family="paragraph">
      <style:paragraph-properties fo:margin-top="0cm" fo:margin-bottom="0cm" fo:line-height="90%" fo:text-align="start" style:punctuation-wrap="hanging" style:writing-mode="lr-tb"/>
      <style:text-properties fo:font-size="54pt" fo:hyphenate="false"/>
    </style:style>
    <style:style style:name="MP26" style:family="paragraph">
      <loext:graphic-properties draw:fill="none"/>
      <style:paragraph-properties fo:text-align="start" style:font-independent-line-spacing="true"/>
      <style:text-properties fo:font-size="54pt"/>
    </style:style>
    <style:style style:name="MP27" style:family="paragraph">
      <style:paragraph-properties fo:margin-left="0cm" fo:margin-right="0cm" fo:margin-top="0.353cm" fo:margin-bottom="0cm" fo:line-height="90%" fo:text-align="start" fo:text-indent="0cm" style:punctuation-wrap="hanging" style:writing-mode="lr-tb"/>
      <style:text-properties fo:font-size="24pt" fo:hyphenate="false"/>
    </style:style>
    <style:style style:name="MP28" style:family="paragraph">
      <style:paragraph-properties fo:margin-left="0cm" fo:margin-right="0cm" fo:margin-top="0.176cm" fo:margin-bottom="0cm" fo:line-height="90%" fo:text-align="start" fo:text-indent="0cm" style:punctuation-wrap="hanging" style:writing-mode="lr-tb"/>
      <style:text-properties fo:font-size="24pt" fo:hyphenate="false"/>
    </style:style>
    <style:style style:name="MP29" style:family="paragraph">
      <loext:graphic-properties draw:fill="none"/>
      <style:paragraph-properties fo:text-align="start" style:font-independent-line-spacing="true"/>
      <style:text-properties fo:font-size="24pt"/>
    </style:style>
    <style:style style:name="MP30"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404040" loext:opacity="100%" style:text-line-through-style="none" style:text-line-through-type="none" style:text-position="0% 100%" style:font-name="Open Sans1" fo:font-size="66pt" fo:letter-spacing="normal" fo:language="en" fo:country="US" fo:font-style="normal" style:text-underline-style="none" fo:font-weight="bold" fo:background-color="transparent" style:font-name-asian="Open Sans3" style:font-size-asian="66pt" style:font-style-asian="normal" style:font-weight-asian="bold" style:font-name-complex="Open Sans1" style:font-size-complex="66pt" style:font-style-complex="normal" style:font-weight-complex="bold"/>
    </style:style>
    <style:style style:name="MT2" style:family="text">
      <style:text-properties fo:font-variant="normal" fo:text-transform="none" fo:color="#8b8b8b" loext:opacity="100%"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3" style:family="text">
      <style:text-properties fo:font-variant="normal" fo:text-transform="none" fo:color="#1c2432" loext:opacity="100%" style:text-line-through-style="none" style:text-line-through-type="none" style:text-position="0% 100%" style:font-name="Gill Sans Nova"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style:style style:name="MT4" style:family="text">
      <style:text-properties fo:font-variant="normal" fo:text-transform="none" fo:color="#1c2432"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1c2432"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1c2432" loext:opacity="100%"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7" style:family="text">
      <style:text-properties fo:font-variant="normal" fo:text-transform="none" fo:color="#1c2432"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8" style:family="text">
      <style:text-properties fo:font-variant="normal" fo:text-transform="none" fo:color="#8b8b8b" loext:opacity="100%"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1c24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269cm" text:min-label-width="0.635cm"/>
        <style:text-properties fo:font-family="Arial" style:font-family-generic="swiss" style:font-pitch="variable" fo:color="#43567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269cm" text:min-label-width="0.635cm"/>
        <style:text-properties fo:font-family="Arial" style:font-family-generic="swiss" style:font-pitch="variable" fo:color="#435677" fo:font-size="100%"/>
      </text:list-level-style-bullet>
      <text:list-level-style-bullet text:level="3" text:bullet-char="•">
        <style:list-level-properties text:space-before="2.539cm" text:min-label-width="0.635cm"/>
        <style:text-properties fo:font-family="Arial" style:font-family-generic="swiss" style:font-pitch="variable" fo:color="#43567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269cm" text:min-label-width="0.635cm"/>
        <style:text-properties fo:font-family="Arial" style:font-family-generic="swiss" style:font-pitch="variable" fo:color="#435677" fo:font-size="100%"/>
      </text:list-level-style-bullet>
      <text:list-level-style-bullet text:level="3" text:bullet-char="•">
        <style:list-level-properties text:space-before="2.539cm" text:min-label-width="0.635cm"/>
        <style:text-properties fo:font-family="Arial" style:font-family-generic="swiss" style:font-pitch="variable" fo:color="#435677" fo:font-size="100%"/>
      </text:list-level-style-bullet>
      <text:list-level-style-bullet text:level="4" text:bullet-char="•">
        <style:list-level-properties text:space-before="3.809cm" text:min-label-width="0.635cm"/>
        <style:text-properties fo:font-family="Arial" style:font-family-generic="swiss" style:font-pitch="variable" fo:color="#43567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35cm"/>
        <style:text-properties fo:font-family="Arial" style:font-family-generic="swiss" style:font-pitch="variable" fo:color="#435677" fo:font-size="100%"/>
      </text:list-level-style-bullet>
      <text:list-level-style-bullet text:level="2" text:bullet-char="•">
        <style:list-level-properties text:space-before="1.269cm" text:min-label-width="0.635cm"/>
        <style:text-properties fo:font-family="Arial" style:font-family-generic="swiss" style:font-pitch="variable" fo:color="#435677" fo:font-size="100%"/>
      </text:list-level-style-bullet>
      <text:list-level-style-bullet text:level="3" text:bullet-char="•">
        <style:list-level-properties text:space-before="2.539cm" text:min-label-width="0.635cm"/>
        <style:text-properties fo:font-family="Arial" style:font-family-generic="swiss" style:font-pitch="variable" fo:color="#435677" fo:font-size="100%"/>
      </text:list-level-style-bullet>
      <text:list-level-style-bullet text:level="4" text:bullet-char="•">
        <style:list-level-properties text:space-before="3.809cm" text:min-label-width="0.635cm"/>
        <style:text-properties fo:font-family="Arial" style:font-family-generic="swiss" style:font-pitch="variable" fo:color="#435677" fo:font-size="100%"/>
      </text:list-level-style-bullet>
      <text:list-level-style-bullet text:level="5" text:bullet-char="•">
        <style:list-level-properties text:space-before="5.078cm" text:min-label-width="0.635cm"/>
        <style:text-properties fo:font-family="Arial" style:font-family-generic="swiss" style:font-pitch="variable" fo:color="#43567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_31__5f_Title_20_Slide" style:display-name="1_Title Slide" style:page-layout-name="PM1" draw:style-name="Mdp1">
      <draw:frame draw:name="Picture Placeholder 8" presentation:style-name="_31__5f_Title_20_Slide-outline1" draw:layer="backgroundobjects" svg:width="33.857cm" svg:height="19.049cm" svg:x="0cm" svg:y="0cm" presentation:class="outline" presentation:placeholder="true" presentation:user-transformed="true">
        <draw:text-box/>
      </draw:frame>
      <draw:frame draw:name="Title 1" presentation:style-name="Mpr1" draw:text-style-name="MP6" draw:layer="backgroundobjects" svg:width="28.778cm" svg:height="1.696cm" svg:x="2.539cm" svg:y="11.652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899cm" svg:height="1.013cm" svg:x="1.693cm" svg:y="17.657cm" presentation:class="date-time" presentation:user-transformed="true">
        <draw:text-box>
          <text:p text:style-name="MP7"><text:span text:style-name="MT2"><text:date style:data-style-name="D1" text:date-value="2022-02-27">2/27/22</text:date></text:span></text:p>
        </draw:text-box>
      </draw:frame>
      <draw:frame draw:name="Footer Placeholder 4" presentation:style-name="Mpr2" draw:text-style-name="MP8" draw:layer="backgroundobjects" svg:width="10.721cm" svg:height="1.013cm" svg:x="11.568cm" svg:y="17.657cm" presentation:class="footer" presentation:user-transformed="true">
        <draw:text-box>
          <text:p/>
        </draw:text-box>
      </draw:frame>
      <draw:frame draw:name="Slide Number Placeholder 5" presentation:style-name="Mpr2" draw:text-style-name="MP8" draw:layer="backgroundobjects" svg:width="7.899cm" svg:height="1.013cm" svg:x="24.265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_31__5f_Title_20_Slide-title" draw:layer="backgroundobjects" svg:width="18.624cm" svg:height="10.476cm" svg:x="1.482cm" svg:y="2.123cm" presentation:class="page"/>
        <draw:frame presentation:style-name="_31__5f_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38" draw:style-name="Mgr3" draw:text-style-name="MP10" draw:layer="backgroundobjects" svg:width="33.85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Mgr4" draw:text-style-name="MP11" draw:layer="backgroundobjects" svg:width="33.85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Decorative Circles">
        <draw:custom-shape draw:name="Oval 20" draw:style-name="Mgr5" draw:text-style-name="MP12" draw:layer="layout" svg:width="0.478cm" svg:height="0.478cm" svg:x="0.581cm" svg:y="2.0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 draw:style-name="Mgr6" draw:text-style-name="MP13" draw:layer="layout" svg:width="0.314cm" svg:height="0.314cm" svg:x="2.638cm" svg:y="0.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Mgr7" draw:text-style-name="MP14" draw:layer="layout" svg:width="0.848cm" svg:height="0.848cm" svg:x="32.145cm" svg:y="16.2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Mgr8" draw:text-style-name="MP15" draw:layer="layout" svg:width="0.629cm" svg:height="0.629cm" svg:x="0.266cm" svg:y="3.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6" draw:style-name="Mgr9" draw:text-style-name="MP16" draw:layer="layout" svg:width="1.062cm" svg:height="1.062cm" svg:x="32.038cm" svg:y="1.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7" draw:style-name="Mgr10" draw:text-style-name="MP17" draw:layer="layout" svg:width="0.314cm" svg:height="0.314cm" svg:x="31.171cm" svg:y="0.8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8" draw:style-name="Mgr11" draw:text-style-name="MP18" draw:layer="layout" svg:width="0.26cm" svg:height="0.261cm" svg:x="32.296cm" svg:y="15.22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0" draw:style-name="Mgr12" draw:text-style-name="MP19" draw:layer="layout" svg:width="0.314cm" svg:height="0.314cm" svg:x="28.924cm" svg:y="17.0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1" draw:style-name="Mgr13" draw:text-style-name="MP20" draw:layer="layout" svg:width="0.848cm" svg:height="0.848cm" svg:x="28.105cm" svg:y="17.3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2" draw:style-name="Mgr14" draw:text-style-name="MP21" draw:layer="layout" svg:width="0.314cm" svg:height="0.314cm" svg:x="27.588cm" svg:y="17.2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Shape 53" draw:style-name="Mgr14" draw:text-style-name="MP21" draw:layer="layout" svg:width="1.526cm" svg:height="1.5cm" svg:x="32.331cm" svg:y="17.549cm">
          <text:p/>
          <draw:enhanced-geometry draw:mirror-horizontal="false" draw:mirror-vertical="false" drawooo:sub-view-size="2115556 2079100" draw:text-areas="0 0 ?f18 ?f19" svg:viewBox="0 0 0 0" draw:type="ooxml-non-primitive" draw:enhanced-path="M 1224540 0 C 1562687 0 1868823 137062 2090421 358660 L 2115556 386315 2115556 2062765 2100710 2079100 348370 2079100 279625 2003461 C 104938 1791789 0 1520419 0 1224540 0 548245 548245 0 1224540 0 Z N">
            <draw:equation draw:name="f0" draw:formula="1224540*logwidth/2115556"/>
            <draw:equation draw:name="f1" draw:formula="0*logheight/2079100"/>
            <draw:equation draw:name="f2" draw:formula="2090421*logwidth/2115556"/>
            <draw:equation draw:name="f3" draw:formula="358660*logheight/2079100"/>
            <draw:equation draw:name="f4" draw:formula="2115556*logwidth/2115556"/>
            <draw:equation draw:name="f5" draw:formula="386315*logheight/2079100"/>
            <draw:equation draw:name="f6" draw:formula="2115556*logwidth/2115556"/>
            <draw:equation draw:name="f7" draw:formula="2062765*logheight/2079100"/>
            <draw:equation draw:name="f8" draw:formula="2100710*logwidth/2115556"/>
            <draw:equation draw:name="f9" draw:formula="2079100*logheight/2079100"/>
            <draw:equation draw:name="f10" draw:formula="348370*logwidth/2115556"/>
            <draw:equation draw:name="f11" draw:formula="2079100*logheight/2079100"/>
            <draw:equation draw:name="f12" draw:formula="279625*logwidth/2115556"/>
            <draw:equation draw:name="f13" draw:formula="2003461*logheight/2079100"/>
            <draw:equation draw:name="f14" draw:formula="0*logwidth/2115556"/>
            <draw:equation draw:name="f15" draw:formula="1224540*logheight/2079100"/>
            <draw:equation draw:name="f16" draw:formula="1224540*logwidth/2115556"/>
            <draw:equation draw:name="f17" draw:formula="0*logheight/2079100"/>
            <draw:equation draw:name="f18" draw:formula="logwidth"/>
            <draw:equation draw:name="f19" draw:formula="logheight"/>
          </draw:enhanced-geometry>
        </draw:custom-shape>
        <draw:custom-shape draw:name="Freeform: Shape 55" draw:style-name="Mgr13" draw:text-style-name="MP20" draw:layer="layout" svg:width="1.416cm" svg:height="1.494cm" svg:x="0cm" svg:y="0cm">
          <text:p/>
          <draw:enhanced-geometry draw:mirror-horizontal="false" draw:mirror-vertical="false" drawooo:sub-view-size="510196 538336" draw:text-areas="0 0 ?f14 ?f15" svg:viewBox="0 0 0 0" draw:type="ooxml-non-primitive" draw:enhanced-path="M 0 0 L 459276 0 482126 42098 C 500201 84833 510196 131817 510196 181136 510196 378412 350272 538336 152996 538336 103677 538336 56693 528341 13958 510266 L 0 502690 Z N">
            <draw:equation draw:name="f0" draw:formula="0*logwidth/510196"/>
            <draw:equation draw:name="f1" draw:formula="0*logheight/538336"/>
            <draw:equation draw:name="f2" draw:formula="459276*logwidth/510196"/>
            <draw:equation draw:name="f3" draw:formula="0*logheight/538336"/>
            <draw:equation draw:name="f4" draw:formula="482126*logwidth/510196"/>
            <draw:equation draw:name="f5" draw:formula="42098*logheight/538336"/>
            <draw:equation draw:name="f6" draw:formula="510196*logwidth/510196"/>
            <draw:equation draw:name="f7" draw:formula="181136*logheight/538336"/>
            <draw:equation draw:name="f8" draw:formula="152996*logwidth/510196"/>
            <draw:equation draw:name="f9" draw:formula="538336*logheight/538336"/>
            <draw:equation draw:name="f10" draw:formula="13958*logwidth/510196"/>
            <draw:equation draw:name="f11" draw:formula="510266*logheight/538336"/>
            <draw:equation draw:name="f12" draw:formula="0*logwidth/510196"/>
            <draw:equation draw:name="f13" draw:formula="502690*logheight/538336"/>
            <draw:equation draw:name="f14" draw:formula="logwidth"/>
            <draw:equation draw:name="f15" draw:formula="logheight"/>
          </draw:enhanced-geometry>
        </draw:custom-shape>
        <draw:custom-shape draw:name="Freeform: Shape 57" draw:style-name="Mgr15" draw:text-style-name="MP22" draw:layer="layout" svg:width="1.538cm" svg:height="0.784cm" svg:x="29.239cm" svg:y="0cm">
          <text:p/>
          <draw:enhanced-geometry draw:mirror-horizontal="false" draw:mirror-vertical="false" drawooo:sub-view-size="309162 157771" draw:text-areas="0 0 ?f10 ?f11" svg:viewBox="0 0 0 0" draw:type="ooxml-non-primitive" draw:enhanced-path="M 644 0 L 308518 0 309162 3190 C 309162 88563 239954 157771 154581 157771 69208 157771 0 88563 0 3190 Z N">
            <draw:equation draw:name="f0" draw:formula="644*logwidth/309162"/>
            <draw:equation draw:name="f1" draw:formula="0*logheight/157771"/>
            <draw:equation draw:name="f2" draw:formula="308518*logwidth/309162"/>
            <draw:equation draw:name="f3" draw:formula="0*logheight/157771"/>
            <draw:equation draw:name="f4" draw:formula="309162*logwidth/309162"/>
            <draw:equation draw:name="f5" draw:formula="3190*logheight/157771"/>
            <draw:equation draw:name="f6" draw:formula="154581*logwidth/309162"/>
            <draw:equation draw:name="f7" draw:formula="157771*logheight/157771"/>
            <draw:equation draw:name="f8" draw:formula="0*logwidth/309162"/>
            <draw:equation draw:name="f9" draw:formula="3190*logheight/157771"/>
            <draw:equation draw:name="f10" draw:formula="logwidth"/>
            <draw:equation draw:name="f11" draw:formula="logheight"/>
          </draw:enhanced-geometry>
        </draw:custom-shape>
        <draw:custom-shape draw:name="Oval 9" draw:style-name="Mgr16" draw:text-style-name="MP23" draw:layer="layout" svg:width="0.234cm" svg:height="0.234cm" svg:x="1.4cm" svg:y="3.1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Shape 60" draw:style-name="Mgr17" draw:text-style-name="MP24" draw:layer="layout" svg:width="0.381cm" svg:height="0.584cm" svg:x="33.467cm" svg:y="15.49cm">
          <text:p/>
          <draw:enhanced-geometry draw:mirror-horizontal="false" draw:mirror-vertical="false" drawooo:sub-view-size="137603 210490" draw:text-areas="0 0 ?f12 ?f13" svg:viewBox="0 0 0 0" draw:type="ooxml-non-primitive" draw:enhanced-path="M 105245 0 L 137603 6533 137603 203957 105245 210490 C 47120 210490 0 163370 0 105245 0 47120 47120 0 105245 0 Z N">
            <draw:equation draw:name="f0" draw:formula="105245*logwidth/137603"/>
            <draw:equation draw:name="f1" draw:formula="0*logheight/210490"/>
            <draw:equation draw:name="f2" draw:formula="137603*logwidth/137603"/>
            <draw:equation draw:name="f3" draw:formula="6533*logheight/210490"/>
            <draw:equation draw:name="f4" draw:formula="137603*logwidth/137603"/>
            <draw:equation draw:name="f5" draw:formula="203957*logheight/210490"/>
            <draw:equation draw:name="f6" draw:formula="105245*logwidth/137603"/>
            <draw:equation draw:name="f7" draw:formula="210490*logheight/210490"/>
            <draw:equation draw:name="f8" draw:formula="0*logwidth/137603"/>
            <draw:equation draw:name="f9" draw:formula="105245*logheight/210490"/>
            <draw:equation draw:name="f10" draw:formula="105245*logwidth/137603"/>
            <draw:equation draw:name="f11" draw:formula="0*logheight/210490"/>
            <draw:equation draw:name="f12" draw:formula="logwidth"/>
            <draw:equation draw:name="f13" draw:formula="logheight"/>
          </draw:enhanced-geometry>
        </draw:custom-shape>
      </draw:g>
      <draw:frame draw:name="Title 1" presentation:style-name="Mpr5" draw:text-style-name="MP26" draw:layer="backgroundobjects" svg:width="29.6cm" svg:height="3.681cm" svg:x="2.158cm" svg:y="1.014cm" presentation:class="title" presentation:user-transformed="true">
        <draw:text-box>
          <text:p text:style-name="MP25"><text:span text:style-name="MT3">Click to edit Master title style</text:span></text:p>
        </draw:text-box>
      </draw:frame>
      <draw:frame draw:name="Content Placeholder 2" presentation:style-name="Mpr6" draw:text-style-name="MP29" draw:layer="backgroundobjects" svg:width="29.6cm" svg:height="12.086cm" svg:x="2.158cm" svg:y="5.071cm" presentation:class="outline" presentation:user-transformed="true">
        <draw:text-box>
          <text:list text:style-name="ML6">
            <text:list-item>
              <text:p text:style-name="MP27"><text:span text:style-name="MT4">Click to edit Master text styles</text:span></text:p>
            </text:list-item>
          </text:list>
          <text:list text:style-name="ML7">
            <text:list-item>
              <text:list>
                <text:list-item>
                  <text:p text:style-name="MP28"><text:span text:style-name="MT5">Second level</text:span></text:p>
                </text:list-item>
              </text:list>
            </text:list-item>
          </text:list>
          <text:list text:style-name="ML8">
            <text:list-item>
              <text:list>
                <text:list-item>
                  <text:list>
                    <text:list-item>
                      <text:p text:style-name="MP28"><text:span text:style-name="MT6">Third level</text:span></text:p>
                    </text:list-item>
                  </text:list>
                </text:list-item>
              </text:list>
            </text:list-item>
          </text:list>
          <text:list text:style-name="ML9">
            <text:list-item>
              <text:list>
                <text:list-item>
                  <text:list>
                    <text:list-item>
                      <text:list>
                        <text:list-item>
                          <text:p text:style-name="MP28"><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28"><text:span text:style-name="MT7">Fifth level</text:span></text:p>
                            </text:list-item>
                          </text:list>
                        </text:list-item>
                      </text:list>
                    </text:list-item>
                  </text:list>
                </text:list-item>
              </text:list>
            </text:list-item>
          </text:list>
        </draw:text-box>
      </draw:frame>
      <draw:frame draw:name="Date Placeholder 3" presentation:style-name="Mpr7" draw:text-style-name="MP30" draw:layer="backgroundobjects" svg:width="7.617cm" svg:height="0.647cm" svg:x="2.158cm" svg:y="18.023cm" presentation:class="date-time" presentation:user-transformed="true">
        <draw:text-box>
          <text:p text:style-name="MP7"><text:span text:style-name="MT8"><text:date style:data-style-name="D4" text:date-value="2022-02-27">02/27/2022</text:date></text:span></text:p>
        </draw:text-box>
      </draw:frame>
      <draw:frame draw:name="Footer Placeholder 4" presentation:style-name="Mpr7" draw:text-style-name="MP30" draw:layer="backgroundobjects" svg:width="11.426cm" svg:height="0.647cm" svg:x="11.215cm" svg:y="18.023cm" presentation:class="footer" presentation:user-transformed="true">
        <draw:text-box>
          <text:p/>
        </draw:text-box>
      </draw:frame>
      <draw:frame draw:name="Slide Number Placeholder 5" presentation:style-name="Mpr7" draw:text-style-name="MP30" draw:layer="backgroundobjects" svg:width="7.617cm" svg:height="0.647cm" svg:x="24.141cm" svg:y="18.023cm" presentation:class="page-number" presentation:user-transformed="true">
        <draw:text-box>
          <text:p text:style-name="MP9"><text:span text:style-name="MT8"><text:page-number>&lt;number&gt;</text:page-number></text:span></text:p>
        </draw:text-box>
      </draw:frame>
      <presentation:notes style:page-layout-name="PM0">
        <draw:page-thumbnail presentation:style-name="Title_20_and_20_Content-title" draw:layer="backgroundobjects" svg:width="18.62cm" svg:height="10.476cm" svg:x="1.484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PM Efficient Frontier Curve for PowerPoint</dc:title>
    <meta:initial-creator>Julian</meta:initial-creator>
    <dc:creator>Ryan Longoria</dc:creator>
    <meta:editing-cycles>163</meta:editing-cycles>
    <meta:creation-date>2013-09-12T13:05:01</meta:creation-date>
    <dc:date>2022-02-28T00:02:05</dc:date>
    <meta:editing-duration>P4DT11H51M</meta:editing-duration>
    <meta:generator>LibreOffice/7.2.5.2.0$Linux_X86_64 LibreOffice_project/20$Build-2</meta:generator>
    <meta:document-statistic meta:object-count="95"/>
    <meta:user-defined meta:name="AppVersion">16.0000</meta:user-defined>
    <meta:user-defined meta:name="Company">Microsoft</meta:user-defined>
    <meta:user-defined meta:name="PresentationFormat">Custom</meta:user-defined>
    <meta:user-defined meta:name="Slides" meta:value-type="float">8</meta:user-defined>
  </office:meta>
</office:document-meta>
</file>